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T1" style:family="text">
      <style:text-properties fo:font-variant="normal" fo:text-transform="none" fo:color="#000000" style:font-name="Times New Roman" fo:letter-spacing="normal" fo:language="fr" fo:country="FR" fo:font-style="normal" fo:font-weight="normal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omas</text:p>
      <text:p text:style-name="P2">Lerchundi</text:p>
      <text:p text:style-name="P2">S3A</text:p>
      <text:p text:style-name="P1"/>
      <text:p text:style-name="P1">English</text:p>
      <text:p text:style-name="P1"/>
      <text:p text:style-name="P3">Write a critical review of the movie for a cinema magazine</text:p>
      <text:p text:style-name="P3"/>
      <text:p text:style-name="P4"><text:tab/>Big Fish, released in 2003, is probably one of the best film made by Tim Burton.</text:p>
      <text:p text:style-name="P2"><text:span text:style-name="T2">The actors in the movie play very well, more particulary </text:span><text:bookmark text:name="firstHeading"/><text:span text:style-name="T1">Ewan McGregor. After his performance in « le Moulin Rouge », we can say that he his now one of the best players in recent years.</text:span></text:p>
      <text:p text:style-name="P2"><text:span text:style-name="T1">The best point in this movie is the story telling, even if some events in the story will lose the reader.</text:span></text:p>
      <text:p text:style-name="P2"><text:span text:style-name="T1">Of course, a good story telling without a good story can't make a good movie. And that is not the case of Big Fish. The spectators will attach to a lot of characters, cause all of them have an original personnality. <text:s/>The balance between all the stories who are told and the « real »  events is really good.</text:span></text:p>
      <text:p text:style-name="P2"><text:span text:style-name="T1">Apart from the fantastic side, this film also tells the story of a réconcialiation between a son and his father. This film raises several questions. For example, if you had the chance, would you know how you will die?</text:span></text:p>
      <text:p text:style-name="P2"><text:span text:style-name="T1">During this movie, viewers will experience a lot of different feelings. Indeed, this film has a humorous side, but also a moving end.</text:span></text:p>
      <text:p text:style-name="P2"><text:span text:style-name="T1">To finish, Big Fish has a true morality, and is probably one of the most original films of our generation.</text:span></text:p>
      <text:p text:style-name="P2"><text:span text:style-name="T1"/></text:p>
      <text:p text:style-name="P2"><text:span text:style-name="T1">~_ 211 words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2T18:22:30.34</meta:creation-date>
    <dc:date>2014-01-12T20:11:46.17</dc:date>
    <meta:editing-duration>PT1H49M17S</meta:editing-duration>
    <meta:editing-cycles>13</meta:editing-cycles>
    <meta:generator>OpenOffice.org/3.4.1$Win32 OpenOffice.org_project/341m1$Build-9593</meta:generator>
    <meta:document-statistic meta:table-count="0" meta:image-count="0" meta:object-count="0" meta:page-count="1" meta:paragraph-count="13" meta:word-count="232" meta:character-count="1228"/>
  </office:meta>
</office:document-meta>
</file>